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3346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1.24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555in"/>
    </style:style>
    <style:style style:name="co7" style:family="table-column">
      <style:table-column-properties fo:break-before="auto" style:column-width="1.3591in"/>
    </style:style>
    <style:style style:name="co8" style:family="table-column">
      <style:table-column-properties fo:break-before="auto" style:column-width="1.4035in"/>
    </style:style>
    <style:style style:name="co9" style:family="table-column">
      <style:table-column-properties fo:break-before="auto" style:column-width="1.128in"/>
    </style:style>
    <style:style style:name="co10" style:family="table-column">
      <style:table-column-properties fo:break-before="auto" style:column-width="0.3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49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/>
        <table:table-row table:style-name="ro1" table:number-rows-repeated="2">
          <table:table-cell table:number-columns-repeated="12"/>
          <table:table-cell table:style-name="Default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Constants</text:p>
          </table:table-cell>
          <table:covered-table-cell/>
          <table:table-cell table:number-columns-repeated="9"/>
          <table:table-cell table:style-name="Default"/>
        </table:table-row>
        <table:table-row table:style-name="ro1">
          <table:table-cell/>
          <table:table-cell office:value-type="string" calcext:value-type="string">
            <text:p>Timesteps per run</text:p>
          </table:table-cell>
          <table:table-cell office:value-type="float" office:value="504" calcext:value-type="float">
            <text:p>504</text:p>
          </table:table-cell>
          <table:table-cell table:number-columns-repeated="9"/>
          <table:table-cell table:style-name="Default"/>
        </table:table-row>
        <table:table-row table:style-name="ro1">
          <table:table-cell/>
          <table:table-cell office:value-type="string" calcext:value-type="string">
            <text:p>Number of threads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Default"/>
        </table:table-row>
        <table:table-row table:style-name="ro1">
          <table:table-cell table:number-columns-repeated="12"/>
          <table:table-cell table:style-name="Default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8" table:number-rows-spanned="1">
            <text:p>Number of runs</text:p>
          </table:table-cell>
          <table:covered-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Optimis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enchmark Type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  <table:table-cell table:style-name="ce3" office:value-type="float" office:value="100000000" calcext:value-type="float">
            <text:p>1000000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Initial (Minimal)</text:p>
          </table:table-cell>
          <table:table-cell table:style-name="ce1" office:value-type="date" office:date-value="2026-02-06" calcext:value-type="date">
            <text:p>2026-02-06</text:p>
          </table:table-cell>
          <table:table-cell office:value-type="string" calcext:value-type="string">
            <text:p>Single Threaded</text:p>
          </table:table-cell>
          <table:table-cell office:value-type="float" office:value="257486" calcext:value-type="float">
            <text:p>257486</text:p>
          </table:table-cell>
          <table:table-cell office:value-type="float" office:value="2624389" calcext:value-type="float">
            <text:p>2624389</text:p>
          </table:table-cell>
          <table:table-cell office:value-type="float" office:value="26437089" calcext:value-type="float">
            <text:p>26437089</text:p>
          </table:table-cell>
          <table:table-cell office:value-type="float" office:value="264237475" calcext:value-type="float">
            <text:p>264237475</text:p>
          </table:table-cell>
          <table:table-cell office:value-type="float" office:value="2775079891" calcext:value-type="float">
            <text:p>2775079891</text:p>
          </table:table-cell>
          <table:table-cell table:style-name="ce4" office:value-type="float" office:value="26290000000" calcext:value-type="float">
            <text:p>2.63E+10</text:p>
          </table:table-cell>
          <table:table-cell office:value-type="string" calcext:value-type="string">
            <text:p>N/A (Process killed)</text:p>
          </table:table-cell>
          <table:table-cell office:value-type="string" calcext:value-type="string">
            <text:p>N/A (bad_alloc)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Multi Threaded</text:p>
          </table:table-cell>
          <table:table-cell office:value-type="float" office:value="88890" calcext:value-type="float">
            <text:p>88890</text:p>
          </table:table-cell>
          <table:table-cell office:value-type="float" office:value="838262" calcext:value-type="float">
            <text:p>838262</text:p>
          </table:table-cell>
          <table:table-cell office:value-type="float" office:value="7136337" calcext:value-type="float">
            <text:p>7136337</text:p>
          </table:table-cell>
          <table:table-cell office:value-type="float" office:value="76491837" calcext:value-type="float">
            <text:p>76491837</text:p>
          </table:table-cell>
          <table:table-cell office:value-type="float" office:value="732721212" calcext:value-type="float">
            <text:p>732721212</text:p>
          </table:table-cell>
          <table:table-cell office:value-type="float" office:value="6789094760" calcext:value-type="float">
            <text:p>6789094760</text:p>
          </table:table-cell>
          <table:table-cell office:value-type="string" calcext:value-type="string">
            <text:p>N/A (Process killed)</text:p>
          </table:table-cell>
          <table:table-cell office:value-type="string" calcext:value-type="string">
            <text:p>N/A (bad_alloc)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 style:data-style-name="N2" text:time-value="09:45:25.6518391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21:40:11.628950679</meta:creation-date>
    <dc:date>2026-02-07T09:49:45.868224165</dc:date>
    <meta:editing-duration>PT28M10S</meta:editing-duration>
    <meta:editing-cycles>6</meta:editing-cycles>
    <meta:generator>LibreOffice/25.8.4.2$Linux_X86_64 LibreOffice_project/580$Build-2</meta:generator>
    <meta:document-statistic meta:table-count="1" meta:cell-count="37" meta:object-count="0"/>
  </office:meta>
</office:document-meta>
</file>